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A3000026370000135D79E9BED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4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3.937cm" svg:x="4.937cm" svg:y="3.386cm">
          <text:p/>
          <draw:enhanced-geometry svg:viewBox="0 0 21600 21600" draw:glue-points="10800 0 3163 3163 0 10800 3163 18437 10800 21600 18437 18437 21600 10800 18437 3163" draw:text-areas="3163 3163 18437 18437" draw:type="ring" draw:modifiers="1882.125603864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3.937cm" svg:height="1.778cm" svg:x="2.905cm" svg:y="3.032cm">
          <text:p text:style-name="P1">Obje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37cm" svg:height="1.778cm" svg:x="8.747cm" svg:y="3.032cm">
          <text:p text:style-name="P1">Fun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37cm" svg:height="1.778cm" svg:x="5.699cm" svg:y="6.207cm">
          <text:p text:style-name="P1">Clos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9.782cm" svg:height="4.956cm" svg:x="14.968cm" svg:y="3.031cm">
          <draw:image xlink:href="Pictures/200000A3000026370000135D79E9BED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jandro Pimentel</meta:initial-creator>
    <meta:creation-date>2013-01-02T14:16:47</meta:creation-date>
    <dc:date>2013-01-02T20:59:44</dc:date>
    <dc:creator>Alejandro Pimentel</dc:creator>
    <meta:editing-duration>PT4H27M37S</meta:editing-duration>
    <meta:editing-cycles>2</meta:editing-cycles>
    <meta:generator>LibreOffice/3.5$Linux_X86_64 LibreOffice_project/350m1$Build-2</meta:generator>
    <meta:document-statistic meta:object-count="5"/>
  </office:meta>
</office:document-meta>
</file>